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b9c8d" officeooo:paragraph-rsid="001b9c8d" style:font-weight-asian="bold" style:font-weight-complex="bold"/>
    </style:style>
    <style:style style:name="P3" style:family="paragraph" style:parent-style-name="Standard" style:list-style-name="L5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d91b4" style:font-weight-asian="bold" style:font-weight-complex="bold"/>
    </style:style>
    <style:style style:name="P5" style:family="paragraph" style:parent-style-name="Standard">
      <style:text-properties fo:font-weight="bold" officeooo:paragraph-rsid="001e2dd1" style:font-weight-asian="bold" style:font-weight-complex="bold"/>
    </style:style>
    <style:style style:name="P6" style:family="paragraph" style:parent-style-name="Standard" style:list-style-name="L5">
      <style:text-properties style:text-underline-style="none" fo:font-weight="bold" officeooo:rsid="001b9c8d" officeooo:paragraph-rsid="001b9c8d" style:font-weight-asian="bold" style:font-weight-complex="bold"/>
    </style:style>
    <style:style style:name="P7" style:family="paragraph" style:parent-style-name="Standard" style:list-style-name="L5">
      <style:text-properties style:text-underline-style="none" fo:font-weight="bold" officeooo:rsid="001b9c8d" officeooo:paragraph-rsid="001d91b4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b9c8d" officeooo:paragraph-rsid="001b9c8d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1b9c8d" officeooo:paragraph-rsid="001b9c8d" style:font-weight-asian="normal" style:font-weight-complex="normal"/>
    </style:style>
    <style:style style:name="P10" style:family="paragraph" style:parent-style-name="Standard" style:list-style-name="L2">
      <style:text-properties style:text-underline-style="none" fo:font-weight="normal" officeooo:rsid="001b9c8d" officeooo:paragraph-rsid="001b9c8d" style:font-weight-asian="normal" style:font-weight-complex="normal"/>
    </style:style>
    <style:style style:name="P11" style:family="paragraph" style:parent-style-name="Standard" style:list-style-name="L5"/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officeooo:rsid="001acd50"/>
    </style:style>
    <style:style style:name="T3" style:family="text">
      <style:text-properties style:font-name="Arial" style:text-underline-style="solid" style:text-underline-width="auto" style:text-underline-color="font-color" officeooo:rsid="001b9c8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style:text-underline-style="none" fo:font-weight="bold" officeooo:rsid="001b9c8d" style:font-weight-asian="bold" style:font-weight-complex="bold"/>
    </style:style>
    <style:style style:name="T6" style:family="text">
      <style:text-properties style:font-name="Arial" style:text-underline-style="none" fo:font-weight="normal" officeooo:rsid="001b9c8d" style:font-weight-asian="normal" style:font-weight-complex="normal"/>
    </style:style>
    <style:style style:name="T7" style:family="text">
      <style:text-properties style:font-name="Arial" style:text-underline-style="none" officeooo:rsid="001b9c8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Arial" style:text-underline-style="solid" style:text-underline-width="auto" style:text-underline-color="font-color" officeooo:rsid="001b9c8d"/>
    </style:style>
    <style:style style:name="T10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0"> <text:s text:c="8"/></text:span><text:span text:style-name="T3">Crear</text:span><text:span text:style-name="T2"> Proyecto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8"><text:span text:style-name="T1">-Actores:</text:span></text:p>
      <text:list xml:id="list5260194511119773815" text:style-name="L2">
        <text:list-item>
          <text:p text:style-name="P10"><text:span text:style-name="T1">Administrador.</text:span></text:p>
        </text:list-item>
      </text:list>
      <text:p text:style-name="P2"><text:span text:style-name="T3"/></text:p>
      <text:p text:style-name="P8"><text:span text:style-name="T1">-Pre-condiciones:</text:span></text:p>
      <text:list xml:id="list6939380440685790816" text:style-name="L1">
        <text:list-item>
          <text:p text:style-name="P9"><text:span text:style-name="T1">Administrador ya ha iniciado sesion.</text:span></text:p>
        </text:list-item>
      </text:list>
      <text:p text:style-name="P8"><text:span text:style-name="T1"/></text:p>
      <text:p text:style-name="P8"><text:span text:style-name="T1">-Post-condiciones:</text:span></text:p>
      <text:p text:style-name="P8"><text:span text:style-name="T1"/></text:p>
      <text:p text:style-name="P8"><text:span text:style-name="T1">-Curso normal:</text:span></text:p>
      <text:p text:style-name="P8"><text:span text:style-name="T1"/></text:p>
      <text:list xml:id="list3543368700708462862" text:style-name="L5">
        <text:list-item>
          <text:p text:style-name="P6"><text:span text:style-name="T1">Administrador </text:span><text:span text:style-name="T4">selecciona opción para crear proyecto.</text:span></text:p>
        </text:list-item>
        <text:list-item>
          <text:p text:style-name="P6"><text:span text:style-name="T1">Administrador </text:span><text:span text:style-name="T4">ingresa nombre de proyecto.</text:span></text:p>
        </text:list-item>
        <text:list-item>
          <text:p text:style-name="P7"><text:span text:style-name="T1">Administrador </text:span><text:span text:style-name="T4">ingresa descripcion de proyecto.</text:span></text:p>
        </text:list-item>
        <text:list-item>
          <text:p text:style-name="P11"><text:span text:style-name="T5">Administrador</text:span><text:span text:style-name="T6"> envía datos al </text:span><text:span text:style-name="T5"><text:s/>sistema. <text:s/></text:span></text:p>
        </text:list-item>
        <text:list-item>
          <text:p text:style-name="P3"><text:span text:style-name="T7">Sistema </text:span><text:span text:style-name="T6">verifica datos del proyecto</text:span></text:p>
        </text:list-item>
        <text:list-item>
          <text:p text:style-name="P3"><text:span text:style-name="T7">Sistema </text:span><text:span text:style-name="T6">crea proyecto y carga datos.</text:span></text:p>
        </text:list-item>
        <text:list-item>
          <text:p text:style-name="P3"><text:span text:style-name="T7">Sistema </text:span><text:span text:style-name="T6"><text:s/>notifica al </text:span><text:span text:style-name="T7">Administrador </text:span><text:span text:style-name="T6"><text:s/>que la creación fue exitosa.</text:span></text:p>
        </text:list-item>
        <text:list-item>
          <text:p text:style-name="P3"><text:span text:style-name="T7">Sistema </text:span><text:span text:style-name="T6">carga pagina de proyecto.</text:span></text:p>
        </text:list-item>
      </text:list>
      <text:p text:style-name="P1"><text:span text:style-name="T6"/></text:p>
      <text:p text:style-name="P1"><text:span text:style-name="T6">-Custo alternativo:</text:span></text:p>
      <text:p text:style-name="P1"><text:span text:style-name="T6"><text:tab/>5.a. Ya existe proyecto con el nombre ingresado.</text:span></text:p>
      <text:p text:style-name="P4"><text:span text:style-name="T6"><text:tab/><text:tab/>5.a.1. </text:span><text:span text:style-name="T7">Sistema </text:span><text:span text:style-name="T6">notifica al </text:span><text:span text:style-name="T7">Administrador.</text:span></text:p>
      <text:p text:style-name="P4"><text:span text:style-name="T7"><text:tab/><text:tab/></text:span><text:span text:style-name="T6">5.a.2. </text:span><text:span text:style-name="T7">Sistema </text:span><text:span text:style-name="T6"><text:s/>retorna al formulario.</text:span></text:p>
      <text:p text:style-name="P5"><text:span text:style-name="T6"><text:tab/><text:tab/>5.a.3.</text:span><text:span text:style-name="T7">Administrador </text:span><text:span text:style-name="T6">cambia nombre y datos que sean necesarios.</text:span></text:p>
      <text:p text:style-name="P5"><text:span text:style-name="T6"><text:tab/><text:tab/><text:tab/>5.a.3.a) </text:span><text:span text:style-name="T7">Administrador </text:span><text:span text:style-name="T6">cancela creación del proyecto.</text:span></text:p>
      <text:p text:style-name="P5"><text:span text:style-name="T6"><text:tab/>5.b. El campo de algún de dato no fue ingresado correctamente.</text:span></text:p>
      <text:p text:style-name="P5"><text:span text:style-name="T6"><text:tab/><text:tab/>5.b.1. Sistema retorna al formulario.</text:span></text:p>
      <text:p text:style-name="P5"><text:span text:style-name="T6"><text:tab/><text:tab/>5.b.2. Sistema señala campos a corregir.</text:span></text:p>
      <text:p text:style-name="P5"><text:span text:style-name="T6"><text:tab/><text:tab/>5.b.3. Admin ingresa datos correc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09T20:03:46.096951621</dc:date>
    <meta:editing-duration>PT10M3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130" meta:character-count="954" meta:non-whitespace-character-count="823"/>
  </office:meta>
</office:document-meta>
</file>